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6.80000019073486pt" style:language-asian="zxx" style:country-asian="none" style:font-style-asian="normal" style:font-weight-asian="normal" style:font-name-complex="DejaVu Sans Condensed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fo:font-weight="normal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Nimbus Sans L1" style:font-name-asian="DejaVu Sans1" style:font-name-complex="DejaVu Sans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anie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Metabug</text:p>
          </table:table-cell>
          <table:table-cell table:number-columns-repeated="244"/>
        </table:table-row>
        <table:table-row table:style-name="ro1">
          <table:table-cell office:value-type="float" office:value="1.01">
            <text:p>1.01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02">
            <text:p>1.02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Support the "Find" operation in Firefox bet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03">
            <text:p>1.0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534">423534</text:a></text:p>
          </table:table-cell>
          <table:table-cell table:style-name="ce6" office:value-type="string">
            <text:p>structural navigation should not get stuck on slashdot.or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04">
            <text:p>1.04</text:p>
          </table:table-cell>
          <table:table-cell office:value-type="string">
            <text:p>Willie/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1261">411261</text:a></text:p>
          </table:table-cell>
          <table:table-cell table:style-name="ce6" office:value-type="string">
            <text:p>Some HTML constructs cause Orca to say just "Link" when arrowing up and down by lin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05">
            <text:p>1.05</text:p>
          </table:table-cell>
          <table:table-cell table:number-columns-repeated="2"/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224">423224</text:a></text:p>
          </table:table-cell>
          <table:table-cell office:value-type="string">
            <text:p>Firefox should not crash while submitting bugs in Bugzilla with Orca runn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06">
            <text:p>1.06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[blocked] Navigation to links with { overflow:hidden } stylesheet results in bad behavio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07">
            <text:p>1.0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5">423435</text:a></text:p>
          </table:table-cell>
          <table:table-cell office:value-type="string">
            <text:p>Orca is too chatty when loading a page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08">
            <text:p>1.08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198">423198</text:a></text:p>
          </table:table-cell>
          <table:table-cell office:value-type="string">
            <text:p>Orca should not speak "text" repeatedly when moving around in a text entry area on a web pag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09">
            <text:p>1.0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90">413990</text:a></text:p>
          </table:table-cell>
          <table:table-cell office:value-type="string">
            <text:p>[blocked] orca should not speak table over and over again when tabbing through a web pag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1">
            <text:p>1.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[blocked] Control Home/End, Up/Down Arrow don't always work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11">
            <text:p>1.1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27">423427</text:a></text:p>
          </table:table-cell>
          <table:table-cell office:value-type="string">
            <text:p>Need to add form field structural navigation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12">
            <text:p>1.1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[blocked] Orca does not speak or braille numbers/bullets of list items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13">
            <text:p>1.13</text:p>
          </table:table-cell>
          <table:table-cell office:value-type="string">
            <text:p>Willie/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926">414926</text:a></text:p>
          </table:table-cell>
          <table:table-cell office:value-type="string">
            <text:p>Orca should announce the level of headings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14">
            <text:p>1.14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924">422924</text:a></text:p>
          </table:table-cell>
          <table:table-cell office:value-type="string">
            <text:p>Add more support for accessing HTML tables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15">
            <text:p>1.15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3348">423348</text:a></text:p>
          </table:table-cell>
          <table:table-cell office:value-type="string">
            <text:p>Support DHTML, AJAX, ARIA in Firefox/Geck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.16">
            <text:p>1.1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54">423354</text:a></text:p>
          </table:table-cell>
          <table:table-cell office:value-type="string">
            <text:p>Keyboard navigation broken on <text:a xlink:href="http://www.blindcooltech.com/">http://www.blindcooltech.com/</text:a>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2200">412200</text:a></text:p>
          </table:table-cell>
          <table:table-cell table:style-name="ce6" office:value-type="string">
            <text:p>Orca L10N / Translation issu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411">404411</text:a></text:p>
          </table:table-cell>
          <table:table-cell table:style-name="ce6" office:value-type="string">
            <text:p>OpenOffice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01">
            <text:p>4.01</text:p>
          </table:table-cell>
          <table:table-cell/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02">
            <text:p>4.02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03">
            <text:p>4.0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04">
            <text:p>4.04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05">
            <text:p>4.05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06">
            <text:p>4.06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07">
            <text:p>4.07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08">
            <text:p>4.08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09">
            <text:p>4.09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1">
            <text:p>4.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[blocked] OOo Writer crash when using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.11">
            <text:p>4.11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089">419089</text:a></text:p>
          </table:table-cell>
          <table:table-cell office:value-type="string">
            <text:p>Refactor StarOffice.py script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9">423439</text:a></text:p>
          </table:table-cell>
          <table:table-cell table:style-name="ce6" office:value-type="string">
            <text:p>Speech context includes too much informa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[blocked] Gnome Screen saver password dialog not accessi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Thunderbird 3.0-a1 crashes every time I close a messag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3346">423346</text:a></text:p>
          </table:table-cell>
          <table:table-cell office:value-type="string">
            <text:p>Evolution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.01">
            <text:p>14.0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1">419141</text:a></text:p>
          </table:table-cell>
          <table:table-cell office:value-type="string">
            <text:p>[blocked] When deleting messages in Evolution, Orca initially speaks the wrong tree item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.02">
            <text:p>14.0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.03">
            <text:p>14.03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Ability to jump to the start of the message in Evolution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.04">
            <text:p>14.0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149">424149</text:a></text:p>
          </table:table-cell>
          <table:table-cell table:style-name="ce6" office:value-type="string">
            <text:p>Evolution mail message window inconsistent with item selected in mail header list. 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.05">
            <text:p>14.0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5563">425563</text:a></text:p>
          </table:table-cell>
          <table:table-cell office:value-type="string">
            <text:p>[blocked] Provide structural navigation of PDF documents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6">423436</text:a></text:p>
          </table:table-cell>
          <table:table-cell table:style-name="ce6" office:value-type="string">
            <text:p>RealPlayer doesn't seem to work well with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Orca needs test code coverage report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regression test results should be repeata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Orca test coverage needs to be extend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58">407658</text:a></text:p>
          </table:table-cell>
          <table:table-cell table:style-name="ce7" office:value-type="string">
            <text:p>[blocked] Cannot access status bar information in Gedi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Add it the ability to switch language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nor 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Problems building Access Bridge v1.5.0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011">423011</text:a></text:p>
          </table:table-cell>
          <table:table-cell office:value-type="string">
            <text:p>Need to refactor where_am_I.p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number-columns-repeated="244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Orca should speak the word deleted if You enter Control-Backspac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Thunderbird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28">409728</text:a></text:p>
          </table:table-cell>
          <table:table-cell table:style-name="ce6" office:value-type="string">
            <text:p>Orca repeats mouse-selected text numerous times in thunderbi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36">409736</text:a></text:p>
          </table:table-cell>
          <table:table-cell table:style-name="ce6" office:value-type="string">
            <text:p>Orca does not announce the beginning of strings pasted into thunderbi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109">413109</text:a></text:p>
          </table:table-cell>
          <table:table-cell office:value-type="string">
            <text:p>HIG violations</text:p>
          </table:table-cell>
          <table:table-cell table:number-columns-repeated="24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2100">412100</text:a></text:p>
          </table:table-cell>
          <table:table-cell table:style-name="ce6" office:value-type="string">
            <text:p>Text selection in Firefox fails when Orca controls the care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0088">410088</text:a></text:p>
          </table:table-cell>
          <table:table-cell table:style-name="ce6" office:value-type="string">
            <text:p>NetworkManager applet not spoken when network is disconnect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31">409731</text:a></text:p>
          </table:table-cell>
          <table:table-cell table:style-name="ce6" office:value-type="string">
            <text:p>Orca should speak text selected by the mous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span text:style-name="T1"><text:a xlink:href="http://bugzilla.gnome.org/show_bug.cgi?id=408071">408071</text:a></text:span></text:p>
          </table:table-cell>
          <table:table-cell office:value-type="string">
            <text:p>[blocked] Flat review of Firefox reveals content from all tab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number-columns-repeated="24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number-columns-repeated="24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number-columns-repeated="244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8">424528</text:a></text:p>
          </table:table-cell>
          <table:table-cell office:value-type="string">
            <text:p>Script support for gnucash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31">424531</text:a></text:p>
          </table:table-cell>
          <table:table-cell office:value-type="string">
            <text:p>Script support for Rhythmbox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4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number-columns-repeated="244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9">424529</text:a>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number-columns-repeated="244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2">424522</text:a></text:p>
          </table:table-cell>
          <table:table-cell office:value-type="string">
            <text:p>Script support for a bittorrent client.</text:p>
          </table:table-cell>
          <table:table-cell table:number-columns-repeated="244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number-columns-repeated="24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number-columns-repeated="24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number-columns-repeated="244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number-columns-repeated="244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number-columns-repeated="24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Refactor speech generators to provide ACSS per string</text:p>
          </table:table-cell>
          <table:table-cell table:number-columns-repeated="244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5">424525</text:a></text:p>
          </table:table-cell>
          <table:table-cell office:value-type="string">
            <text:p>Script support for gnome-blogger.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4">424524</text:a></text:p>
          </table:table-cell>
          <table:table-cell office:value-type="string">
            <text:p>Script support for gftp.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[blocked] Thunderbird does not present labels around dialog text entri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Gecko.py: determine isUselessObject vs. isLayoutOnly relationship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29">412829</text:a></text:p>
          </table:table-cell>
          <table:table-cell office:value-type="string">
            <text:p>[blocked] Cannot identify selected text in Firefox or Thunderbir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Linked headings should be announced as both heading and link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Flat review in Firefox doesn't start at caret posi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[blocked] Orca sometimes provides incorrect information regarding table header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[blocked] FF3 and Orca error reading a page footer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[blocked] Treat words separated by non-breaking spaces as a single word in OOo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Modified speech settings do not change immediately in preferences dialo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[blocked] Tables with column headers have accessibility issu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Firefox keyboard control wish list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40">423440</text:a></text:p>
          </table:table-cell>
          <table:table-cell table:style-name="ce6" office:value-type="string">
            <text:p>Permit reloading of scripts while Orca is runn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5498">425498</text:a></text:p>
          </table:table-cell>
          <table:table-cell office:value-type="string">
            <text:p>[pending] Option to allow Orca to quit without confirmation when user presses Insert-q</text:p>
          </table:table-cell>
          <table:table-cell table:number-columns-repeated="244"/>
        </table:table-row>
        <table:table-row table:style-name="ro2" table:number-rows-repeated="65373">
          <table:table-cell table:number-columns-repeated="251"/>
        </table:table-row>
        <table:table-row table:style-name="ro2">
          <table:table-cell table:number-columns-repeated="251"/>
        </table:table-row>
      </table:table>
      <table:database-ranges>
        <table:database-range table:target-range-address="Sheet1.A1:Sheet1.G162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3">04/03/2007</text:date>, <text:time>13:3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0$Build-9128</meta:generator>
    <meta:initial-creator>Willie Walker</meta:initial-creator>
    <meta:creation-date>2007-02-11T13:18:15</meta:creation-date>
    <dc:creator>Willie Walker</dc:creator>
    <dc:date>2007-04-03T13:37:35</dc:date>
    <meta:printed-by>Willie Walker</meta:printed-by>
    <meta:print-date>2007-03-27T09:08:39</meta:print-date>
    <dc:language>en-US</dc:language>
    <meta:editing-cycles>124</meta:editing-cycles>
    <meta:editing-duration>P1DT18H3M21S</meta:editing-duration>
    <meta:user-defined meta:name="Info 1"/>
    <meta:user-defined meta:name="Info 2"/>
    <meta:user-defined meta:name="Info 3"/>
    <meta:user-defined meta:name="Info 4"/>
    <meta:document-statistic meta:table-count="1" meta:cell-count="1017"/>
  </office:meta>
</office:document-meta>
</file>